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Liberation Serif" fo:font-size="10pt" officeooo:rsid="0024a669" officeooo:paragraph-rsid="0024a669" style:font-size-asian="10pt" style:font-size-complex="10pt"/>
    </style:style>
    <style:style style:name="P2" style:family="paragraph" style:parent-style-name="Standard">
      <style:text-properties style:font-name="Liberation Serif" fo:font-size="10pt" officeooo:paragraph-rsid="0024a669" style:font-size-asian="10pt" style:font-size-complex="10pt"/>
    </style:style>
    <style:style style:name="P3" style:family="paragraph" style:parent-style-name="Standard">
      <style:text-properties officeooo:rsid="002759ff" officeooo:paragraph-rsid="002759ff"/>
    </style:style>
    <style:style style:name="P4" style:family="paragraph" style:parent-style-name="Standard">
      <style:text-properties style:text-outline="false" style:text-line-through-style="none" style:text-line-through-type="none" style:font-name="Liberation Serif" fo:font-size="10pt" fo:font-style="normal" fo:text-shadow="none" style:text-underline-style="none" fo:font-weight="normal" officeooo:rsid="0025b185" officeooo:paragraph-rsid="0024a669" style:font-size-asian="10pt" style:font-style-asian="normal" style:font-weight-asian="normal" style:font-size-complex="10pt" style:text-emphasize="none"/>
    </style:style>
    <style:style style:name="P5" style:family="paragraph" style:parent-style-name="Standard">
      <style:text-properties style:text-outline="false" style:text-line-through-style="none" style:text-line-through-type="none" style:font-name="Liberation Serif" fo:font-size="10pt" fo:font-style="normal" fo:text-shadow="none" style:text-underline-style="none" fo:font-weight="normal" officeooo:rsid="0026a41d" officeooo:paragraph-rsid="002759ff" style:font-size-asian="10pt" style:font-style-asian="normal" style:font-weight-asian="normal" style:font-size-complex="10pt" style:text-emphasize="none"/>
    </style:style>
    <style:style style:name="P6" style:family="paragraph" style:parent-style-name="Standard">
      <style:text-properties style:text-outline="false" style:text-line-through-style="none" style:text-line-through-type="none" style:font-name="Liberation Serif" fo:font-size="10pt" fo:font-style="normal" fo:text-shadow="none" style:text-underline-style="none" fo:font-weight="normal" officeooo:rsid="002759ff" officeooo:paragraph-rsid="002759ff" style:font-size-asian="10pt" style:font-style-asian="normal" style:font-weight-asian="normal" style:font-size-complex="10pt" style:text-emphasize="none"/>
    </style:style>
    <style:style style:name="P7" style:family="paragraph" style:parent-style-name="Standard">
      <style:text-properties style:text-outline="false" style:text-line-through-style="none" style:text-line-through-type="none" style:font-name="Liberation Serif" fo:font-size="10pt" fo:font-style="normal" fo:text-shadow="none" style:text-underline-style="none" fo:font-weight="normal" officeooo:rsid="002953e8" officeooo:paragraph-rsid="002953e8" style:font-size-asian="10pt" style:font-style-asian="normal" style:font-weight-asian="normal" style:font-size-complex="10pt" style:text-emphasize="none"/>
    </style:style>
    <style:style style:name="P8" style:family="paragraph" style:parent-style-name="Standard">
      <style:text-properties officeooo:paragraph-rsid="0025b185"/>
    </style:style>
    <style:style style:name="P9" style:family="paragraph" style:parent-style-name="Standard">
      <style:text-properties style:text-outline="false" style:text-line-through-style="none" style:text-line-through-type="none" style:font-name="Liberation Serif" fo:font-size="10pt" fo:font-style="normal" fo:text-shadow="none" style:text-underline-style="none" fo:font-weight="normal" officeooo:rsid="002b48de" officeooo:paragraph-rsid="002c6082" style:font-size-asian="10pt" style:font-style-asian="normal" style:font-weight-asian="normal" style:font-size-complex="10pt" style:text-emphasize="none"/>
    </style:style>
    <style:style style:name="P10" style:family="paragraph" style:parent-style-name="Standard">
      <style:text-properties style:text-outline="false" style:text-line-through-style="none" style:text-line-through-type="none" style:font-name="Liberation Serif" fo:font-size="10pt" fo:font-style="normal" fo:text-shadow="none" style:text-underline-style="none" fo:font-weight="normal" officeooo:rsid="002b48de" officeooo:paragraph-rsid="002b48de" style:font-size-asian="10pt" style:font-style-asian="normal" style:font-weight-asian="normal" style:font-size-complex="10pt" style:text-emphasize="none"/>
    </style:style>
    <style:style style:name="P11" style:family="paragraph" style:parent-style-name="Standard">
      <style:text-properties style:text-outline="false" style:text-line-through-style="none" style:text-line-through-type="none" style:font-name="Liberation Serif" fo:font-size="10pt" fo:font-style="normal" fo:text-shadow="none" style:text-underline-style="none" fo:font-weight="normal" officeooo:rsid="002759ff" officeooo:paragraph-rsid="002c0af6" style:font-size-asian="10pt" style:font-style-asian="normal" style:font-weight-asian="normal" style:font-size-complex="10pt" style:text-emphasize="none"/>
    </style:style>
    <style:style style:name="P12" style:family="paragraph" style:parent-style-name="Standard">
      <style:text-properties style:font-name="Liberation Serif" fo:font-size="10pt" officeooo:rsid="0025b185" officeooo:paragraph-rsid="0025b185" style:font-size-asian="10pt" style:font-size-complex="10pt"/>
    </style:style>
    <style:style style:name="P13" style:family="paragraph" style:parent-style-name="Standard">
      <style:text-properties officeooo:rsid="002ee092" officeooo:paragraph-rsid="002ee092"/>
    </style:style>
    <style:style style:name="T1" style:family="text">
      <style:text-properties style:text-outline="false" style:text-line-through-style="none" style:text-line-through-type="none" fo:font-style="normal" fo:text-shadow="none" style:text-underline-style="none" fo:font-weight="normal" style:font-style-asian="normal" style:font-weight-asian="normal" style:text-emphasize="none"/>
    </style:style>
    <style:style style:name="T2" style:family="text">
      <style:text-properties style:text-outline="false" style:text-line-through-style="none" style:text-line-through-type="none" fo:font-style="normal" fo:text-shadow="none" style:text-underline-style="none" fo:font-weight="normal" officeooo:rsid="0024a669" style:font-style-asian="normal" style:font-weight-asian="normal" style:text-emphasize="none"/>
    </style:style>
    <style:style style:name="T3" style:family="text">
      <style:text-properties style:text-outline="false" style:text-line-through-style="none" style:text-line-through-type="none" fo:font-style="normal" fo:text-shadow="none" style:text-underline-style="none" fo:font-weight="normal" officeooo:rsid="00254021" style:font-style-asian="normal" style:font-weight-asian="normal" style:text-emphasize="none"/>
    </style:style>
    <style:style style:name="T4" style:family="text">
      <style:text-properties style:text-outline="false" style:text-line-through-style="none" style:text-line-through-type="none" fo:font-style="normal" fo:text-shadow="none" style:text-underline-style="none" fo:font-weight="normal" officeooo:rsid="0026a41d" style:font-style-asian="normal" style:font-weight-asian="normal" style:text-emphasize="none"/>
    </style:style>
    <style:style style:name="T5" style:family="text">
      <style:text-properties style:text-outline="false" style:text-line-through-style="none" style:text-line-through-type="none" fo:font-style="normal" fo:text-shadow="none" style:text-underline-style="none" fo:font-weight="normal" officeooo:rsid="002759ff" style:font-style-asian="normal" style:font-weight-asian="normal" style:text-emphasize="none"/>
    </style:style>
    <style:style style:name="T6" style:family="text">
      <style:text-properties style:text-outline="false" style:text-line-through-style="none" style:text-line-through-type="none" fo:font-style="normal" fo:text-shadow="none" style:text-underline-style="none" fo:font-weight="normal" officeooo:rsid="002dd198" style:font-style-asian="normal" style:font-weight-asian="normal" style:text-emphasize="none"/>
    </style:style>
    <style:style style:name="T7" style:family="text">
      <style:text-properties style:text-outline="false" style:text-line-through-style="none" style:text-line-through-type="none" fo:font-style="normal" fo:text-shadow="none" style:text-underline-style="none" fo:font-weight="normal" officeooo:rsid="002953e8" style:font-style-asian="normal" style:font-weight-asian="normal" style:text-emphasize="none"/>
    </style:style>
    <style:style style:name="T8" style:family="text">
      <style:text-properties style:text-outline="false" style:text-line-through-style="none" style:text-line-through-type="none" fo:font-style="normal" fo:text-shadow="none" style:text-underline-style="none" fo:font-weight="normal" officeooo:rsid="002eed1a" style:font-style-asian="normal" style:font-weight-asian="normal" style:text-emphasize="none"/>
    </style:style>
    <style:style style:name="T9" style:family="text">
      <style:text-properties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size-complex="10pt" style:text-emphasize="none"/>
    </style:style>
    <style:style style:name="T10" style:family="text">
      <style:text-properties style:text-outline="false" style:text-line-through-style="none" style:text-line-through-type="none" style:font-name="Liberation Serif" fo:font-size="10pt" fo:font-style="normal" fo:text-shadow="none" style:text-underline-style="none" fo:font-weight="normal" officeooo:rsid="0025b185" style:font-size-asian="10pt" style:font-style-asian="normal" style:font-weight-asian="normal" style:font-size-complex="10pt" style:text-emphasize="none"/>
    </style:style>
    <style:style style:name="T11" style:family="text">
      <style:text-properties style:text-outline="false" style:text-line-through-style="none" style:text-line-through-type="none" style:font-name="Liberation Serif" fo:font-size="10pt" fo:font-style="normal" fo:text-shadow="none" style:text-underline-style="none" fo:font-weight="normal" officeooo:rsid="0026a41d" style:font-size-asian="10pt" style:font-style-asian="normal" style:font-weight-asian="normal" style:font-size-complex="10pt" style:text-emphasize="none"/>
    </style:style>
    <style:style style:name="T12" style:family="text">
      <style:text-properties style:text-outline="false" style:text-line-through-style="none" style:text-line-through-type="none" style:font-name="Liberation Serif" fo:font-size="10pt" fo:font-style="normal" fo:text-shadow="none" style:text-underline-style="none" fo:font-weight="normal" officeooo:rsid="002759ff" style:font-size-asian="10pt" style:font-style-asian="normal" style:font-weight-asian="normal" style:font-size-complex="10pt" style:text-emphasize="none"/>
    </style:style>
    <style:style style:name="T13" style:family="text">
      <style:text-properties style:text-outline="false" style:text-line-through-style="none" style:text-line-through-type="none" style:font-name="Liberation Serif" fo:font-size="10pt" fo:font-style="normal" fo:text-shadow="none" style:text-underline-style="none" fo:font-weight="normal" officeooo:rsid="002953e8" style:font-size-asian="10pt" style:font-style-asian="normal" style:font-weight-asian="normal" style:font-size-complex="10pt" style:text-emphasize="none"/>
    </style:style>
    <style:style style:name="T14" style:family="text">
      <style:text-properties style:text-outline="false" style:text-line-through-style="none" style:text-line-through-type="none" style:font-name="Liberation Serif" fo:font-size="10pt" fo:font-style="normal" fo:text-shadow="none" style:text-underline-style="none" fo:font-weight="normal" officeooo:rsid="002c0af6" style:font-size-asian="10pt" style:font-style-asian="normal" style:font-weight-asian="normal" style:font-size-complex="10pt" style:text-emphasize="none"/>
    </style:style>
    <style:style style:name="T15" style:family="text">
      <style:text-properties style:text-outline="false" style:text-line-through-style="none" style:text-line-through-type="none" style:font-name="Liberation Serif" fo:font-size="10pt" fo:font-style="normal" fo:text-shadow="none" style:text-underline-style="none" fo:font-weight="normal" officeooo:rsid="002dd198" style:font-size-asian="10pt" style:font-style-asian="normal" style:font-weight-asian="normal" style:font-size-complex="10pt" style:text-emphasize="none"/>
    </style:style>
    <style:style style:name="T16" style:family="text">
      <style:text-properties style:text-outline="false" style:text-line-through-style="none" style:text-line-through-type="none" style:font-name="Liberation Serif" fo:font-size="10pt" fo:font-style="normal" fo:text-shadow="none" style:text-underline-style="none" fo:font-weight="normal" officeooo:rsid="0025b185" fo:background-color="#ffff00" loext:char-shading-value="0" style:font-size-asian="10pt" style:font-style-asian="normal" style:font-weight-asian="normal" style:font-size-complex="10pt" style:text-emphasize="none"/>
    </style:style>
    <style:style style:name="T17" style:family="text">
      <style:text-properties fo:color="#800000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size-complex="10pt" style:text-emphasize="none"/>
    </style:style>
    <style:style style:name="T18" style:family="text">
      <style:text-properties fo:color="#8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25b185" style:font-size-asian="10pt" style:font-style-asian="normal" style:font-weight-asian="normal" style:font-size-complex="10pt" style:text-emphasize="none"/>
    </style:style>
    <style:style style:name="T19" style:family="text">
      <style:text-properties fo:color="#8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26a41d" style:font-size-asian="10pt" style:font-style-asian="normal" style:font-weight-asian="normal" style:font-size-complex="10pt" style:text-emphasize="none"/>
    </style:style>
    <style:style style:name="T20" style:family="text">
      <style:text-properties fo:color="#8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2953e8" style:font-size-asian="10pt" style:font-style-asian="normal" style:font-weight-asian="normal" style:font-size-complex="10pt" style:text-emphasize="none"/>
    </style:style>
    <style:style style:name="T21" style:family="text">
      <style:text-properties fo:color="#8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2eed1a" style:font-size-asian="10pt" style:font-style-asian="normal" style:font-weight-asian="normal" style:font-size-complex="10pt" style:text-emphasize="none"/>
    </style:style>
    <style:style style:name="T22" style:family="text">
      <style:text-properties fo:color="#8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25b185" fo:background-color="transparent" loext:char-shading-value="0" style:font-size-asian="10pt" style:font-style-asian="normal" style:font-weight-asian="normal" style:font-size-complex="10pt" style:text-emphasize="none"/>
    </style:style>
    <style:style style:name="T23" style:family="text">
      <style:text-properties fo:color="#800000" style:text-outline="false" style:text-line-through-style="none" style:text-line-through-type="none" fo:font-style="normal" fo:text-shadow="none" style:text-underline-style="none" fo:font-weight="normal" style:font-style-asian="normal" style:font-weight-asian="normal" style:text-emphasize="none"/>
    </style:style>
    <style:style style:name="T24" style:family="text">
      <style:text-properties officeooo:rsid="002ee092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Добрый день, друзья.</text:p>
      <text:p text:style-name="P1"/>
      <text:p text:style-name="P1"><text:span text:style-name="T24">Одна из самых волнующих меня частей </text:span>проекта «libft» <text:span text:style-name="T24">был квест:</text:span> определить <text:span text:style-name="T24">оптимальынй порядок проектирования </text:span>функци<text:span text:style-name="T24">й</text:span>. <text:span text:style-name="T24">Это меня волнует до сих пор, и я решил поделиться с вами своими наработками</text:span>.</text:p>
      <text:p text:style-name="P1"/>
      <text:p text:style-name="P2"><text:span text:style-name="T24">Что я обнаружил. Во-первых то, что код многих функций повторяется. Результаты анализа сходситва я поместил в таблицу 1. «location boundary» – границы участка памяти. Он в таблице представлен двух видами: «buffer size» (это нечто подобное, но не равное массиву), и «string» (это блок памяти границы которого определены разделителем </text:span><text:span text:style-name="T1">'\0'</text:span><text:span text:style-name="T2">). Если этот показатель пуст, значит мы имеем дело с участком памяти определяемым иначе: например с базовым типом данных, </text:span><text:span text:style-name="T8">или</text:span><text:span text:style-name="T2"> связанным перечнем, определение границ которых слишком отличается, чтобы укладываться в эту схему. «ptr arithmetic» говорит о перемещении указателя внутри функции. Почти всегда это связано с циклами. «assignment» определяет назначение, т. е. смену значения некоторых переменных внутри функции. </text:span><text:span text:style-name="T3">Блок показателей «system» включает все возможные системные вызов</text:span><text:span text:style-name="T8">ы</text:span><text:span text:style-name="T3">: «allocation» – выделение памяти, представленный «free» и «malloc», а также системой вводы и вывода «IO», из которых в пределах данного проекта доступна только одна функция: «write». </text:span><text:span text:style-name="T8">Ещё подобные же блоки можно обнаружитьв рекомендацих других студентво для подготовки к экзаменам.</text:span></text:p>
      <text:p text:style-name="P4"/>
      <text:p text:style-name="P12"><text:span text:style-name="T1">Во-вторых, </text:span><text:span text:style-name="T8">можно выделить более сложные отношения, например ч</text:span><text:span text:style-name="T1">астные случаи </text:span><text:span text:style-name="T8">(</text:span><text:span text:style-name="T1">А ⊆ Б. </text:span><text:span text:style-name="T8">А </text:span><text:span text:style-name="T5">являются вызовом функции </text:span><text:span text:style-name="T8">Б, когда</text:span><text:span text:style-name="T6"> </text:span><text:span text:style-name="T8">не менее одного параметра</text:span><text:span text:style-name="T6"> </text:span><text:span text:style-name="T8">становятся константами)</text:span><text:span text:style-name="T5">. </text:span><text:span text:style-name="T8">Можно также говорить о </text:span><text:span text:style-name="T1">⋂ </text:span><text:span text:style-name="T8">(п</text:span><text:span text:style-name="T5">ересечени</text:span><text:span text:style-name="T8">и), </text:span><text:span text:style-name="T5"><text:s/></text:span><text:span text:style-name="T4">∪ </text:span><text:span text:style-name="T8">(о</text:span><text:span text:style-name="T5">бъединени</text:span><text:span text:style-name="T8">и),</text:span><text:span text:style-name="T5"> </text:span><text:span text:style-name="T4">\ </text:span><text:span text:style-name="T8">(строгом или</text:span><text:span text:style-name="T5">, XOR</text:span><text:span text:style-name="T8">), </text:span><text:span text:style-name="T5">= </text:span><text:span text:style-name="T8">(р</text:span><text:span text:style-name="T7">авенств</text:span><text:span text:style-name="T8">е)</text:span><text:span text:style-name="T7">. </text:span><text:span text:style-name="T8">Оставляю эти понятия работе вашей интуиции.</text:span></text:p>
      <text:p text:style-name="P5"/>
      <text:p text:style-name="P8"><text:span text:style-name="T21">ft</text:span><text:span text:style-name="T18">_bzero </text:span><text:span text:style-name="T23">⊆ </text:span><text:span text:style-name="T18">ft_memset, </text:span><text:span text:style-name="T16">ft_strcpy ⊆ ft_memccpy, </text:span><text:span text:style-name="T22">ft_strcmp ⊆ ft_strncmp, </text:span><text:span text:style-name="T10">ft_strcat ⊆ ft_strncat, ft_strstr ⊆ ft_strnstr, </text:span><text:span text:style-name="T18">ft_strequ ⊆ ft_strnequ, </text:span><text:span text:style-name="T19">ft_ischar </text:span><text:span text:style-name="T18">⊆ ft_isalpha, </text:span><text:span text:style-name="T19">(ft_isupper ∪ ft_islower) </text:span><text:span text:style-name="T20">=</text:span><text:span text:style-name="T18"> <text:s/>ft_isalpha, </text:span><text:span text:style-name="T20">(</text:span><text:span text:style-name="T18">ft_isdigit </text:span><text:span text:style-name="T17">∪ </text:span><text:span text:style-name="T18">ft_isalpha) </text:span><text:span text:style-name="T20">= </text:span><text:span text:style-name="T18">ft_isalnum ⊆ ft_isprint, </text:span><text:span text:style-name="T19">(ft_isnotprint</text:span><text:span text:style-name="T18"> ∪ ft_isprint</text:span><text:span text:style-name="T19">)</text:span><text:span text:style-name="T18"> </text:span><text:span text:style-name="T20">=</text:span><text:span text:style-name="T18"> ft_isascii, </text:span><text:span text:style-name="T19">ft_isspace </text:span><text:span text:style-name="T18">⊆ ft_isascii, ft_strnew ⊆ ft_memalloc, </text:span><text:span text:style-name="T19">ft_strdel </text:span><text:span text:style-name="T18">⊆ </text:span><text:span text:style-name="T19">ft_memdel, ft_strdup </text:span><text:span text:style-name="T18">⊆ </text:span><text:span text:style-name="T19">ft_strjoin, </text:span><text:span text:style-name="T11">ft_putnbr </text:span><text:span text:style-name="T10">⊆ </text:span><text:span text:style-name="T11">ft_putnbr_fd, ft_putchar <text:s/></text:span><text:span text:style-name="T10">⊆ </text:span><text:span text:style-name="T11">ft_putchar_fd, ft_putstr </text:span><text:span text:style-name="T10">⊆ </text:span><text:span text:style-name="T11">ft_putstr_fd </text:span><text:span text:style-name="T10">⊆ </text:span><text:span text:style-name="T11">ft_putchar_fd, </text:span><text:span text:style-name="T14">ft_lstdelone </text:span><text:span text:style-name="T10">⊆ </text:span><text:span text:style-name="T14">ft_lstdel, </text:span><text:span text:style-name="T11">ft_putendl </text:span><text:span text:style-name="T10">⊆ </text:span><text:span text:style-name="T11">ft_putendl_fd </text:span><text:span text:style-name="T10">⊆ </text:span><text:span text:style-name="T11">ft_putchar_fd, </text:span><text:span text:style-name="T19">ft_strlen </text:span><text:span text:style-name="T18">⊆ </text:span><text:span text:style-name="T19">ft_strnlen, ft_malloc </text:span><text:span text:style-name="T18">⊆ </text:span><text:span text:style-name="T19">ft_realloc </text:span><text:span text:style-name="T18">⊆ </text:span><text:span text:style-name="T19">ft_memjoin, </text:span><text:span text:style-name="T11">(ft_itoa </text:span><text:span text:style-name="T9">⋂ </text:span><text:span text:style-name="T11">ft_putnbr_fd) = ft_itostr, ft_strnequ \ <text:s/></text:span><text:span text:style-name="T10">ft_strncmp </text:span><text:span text:style-name="T12">= logic_op().</text:span></text:p>
      <text:p text:style-name="P3"><text:span text:style-name="T12">К</text:span><text:span text:style-name="T9">омбинации: ft_strncpy : </text:span><text:span text:style-name="T13">ft_</text:span><text:span text:style-name="T9">strnlen </text:span><text:span text:style-name="T15">+ </text:span><text:span text:style-name="T13">ft_</text:span><text:span text:style-name="T9">strcpy </text:span><text:span text:style-name="T15">+ </text:span><text:span text:style-name="T13">ft_</text:span><text:span text:style-name="T9">bzero, </text:span><text:span text:style-name="T10">ft_memccpy : </text:span><text:span text:style-name="T13">ft_</text:span><text:span text:style-name="T9">memcpy </text:span><text:span text:style-name="T15">+ </text:span><text:span text:style-name="T13">ft_</text:span><text:span text:style-name="T9">memchr, ft_memmove : </text:span><text:span text:style-name="T13">ft_</text:span><text:span text:style-name="T9">memcpy </text:span><text:span text:style-name="T15">+</text:span><text:span text:style-name="T9"> </text:span><text:span text:style-name="T13">ft_</text:span><text:span text:style-name="T9">memrcpy, ft_memchr : </text:span><text:span text:style-name="T13">ft_</text:span><text:span text:style-name="T9">ischar </text:span><text:span text:style-name="T15">и т.д.</text:span></text:p>
      <text:p text:style-name="P6"/>
      <text:p text:style-name="P6">Почти все функции str имеют код подобный ft_strlen: ищут конец строки. Есть ряд функций, работающих с разделителем, только в его качестве используется или не конец строки, или не только он: ft_memchr, ft_strsplit и другие. Большинство прочих функций mem и некоторые другие зависимы от передаваемого им размера буфера.</text:p>
      <text:p text:style-name="P6">Некоторые функции типа <text:s/>ft_strnlen работают одновременно и с размером буфера и с концом строки.</text:p>
      <text:p text:style-name="P6"/>
      <text:p text:style-name="P7">Несколько функций не представлены в задании явно, но могут быть очень полезны, если вы их напишите. Кстати они же могут послужить тем, что вы положите в раздел «бонус» для защиты: <text:s/></text:p>
      <text:p text:style-name="P9">ft_ischar. Принимает два символьных значения, возвращает 1, если символы равны, и иначе 0.</text:p>
      <text:p text:style-name="P9">ft_islower. Является ли строчной буквой из множества ASCII</text:p>
      <text:p text:style-name="P9">ft_isnotprint. Отрицание ft_isprint,</text:p>
      <text:p text:style-name="P9">ft_isspace. Является ли входной символ знаком пустоты, одним из 5 <text:s/>из множества ASCII.</text:p>
      <text:p text:style-name="P9">ft_isupper. Является ли заглавной буквой из множества ASCII</text:p>
      <text:p text:style-name="P9">ft_itostr. Принимает целое значение и указатель на строку. Преобразует целое в строку. </text:p>
      <text:p text:style-name="P9">ft_malloc. Рукописная реализация одноимённой функции, только эту можно лучше защитить.</text:p>
      <text:p text:style-name="P9">ft_memjoin. <text:s/>Некоторое объединение ft_realloc и ft_strjoin, но только границами участков памяти выступают размеры буферов.</text:p>
      <text:p text:style-name="P9">ft_memrcpy. Копирует, двигаясь от последнего символа к первому.</text:p>
      <text:p text:style-name="P9">ft_realloc. См. ft_malloc, только тут никак не обойтись без передачи размера буфера.</text:p>
      <text:p text:style-name="P9">ft_strnlen. Возвращает минимальное значение из длины строки и максимального размера (буфера)</text:p>
      <text:p text:style-name="P10"/>
      <text:p text:style-name="P11"/>
      <text:p text:style-name="P13"><text:span text:style-name="T9">В финале, я предлагаю вашему вниманию таблицу, последний столбец которой содержит рекомендуемый мной порядок проектирования функций. Помните о том, что я писал про общий и частный случай, про сходства функций. Используйте эту информацию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864cm" style:writing-mode="lr-tb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Definition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1T20:39:46.719260890</meta:creation-date>
    <dc:date>2019-03-15T21:24:58.771475037</dc:date>
    <meta:editing-duration>PT2H33M43S</meta:editing-duration>
    <meta:editing-cycles>6</meta:editing-cycles>
    <meta:generator>LibreOffice/5.1.6.2$Linux_X86_64 LibreOffice_project/10m0$Build-2</meta:generator>
    <meta:document-statistic meta:table-count="0" meta:image-count="0" meta:object-count="0" meta:page-count="1" meta:paragraph-count="21" meta:word-count="572" meta:character-count="4181" meta:non-whitespace-character-count="3618"/>
  </office:meta>
</office:document-meta>
</file>